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114237288136" calcext:value-type="float">
            <text:p>2.13114</text:p>
          </table:table-cell>
          <table:table-cell office:value-type="float" office:value="2.45823310734463" calcext:value-type="float">
            <text:p>2.45823</text:p>
          </table:table-cell>
          <table:table-cell office:value-type="float" office:value="3.09174454237288" calcext:value-type="float">
            <text:p>3.0917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014210169492" calcext:value-type="float">
            <text:p>2.19014</text:p>
          </table:table-cell>
          <table:table-cell office:value-type="float" office:value="2.42695995480226" calcext:value-type="float">
            <text:p>2.42696</text:p>
          </table:table-cell>
          <table:table-cell office:value-type="float" office:value="3.56761816949153" calcext:value-type="float">
            <text:p>3.5676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0954293785311" calcext:value-type="float">
            <text:p>2.10954</text:p>
          </table:table-cell>
          <table:table-cell office:value-type="float" office:value="2.41279728813559" calcext:value-type="float">
            <text:p>2.4128</text:p>
          </table:table-cell>
          <table:table-cell office:value-type="float" office:value="3.13979742372881" calcext:value-type="float">
            <text:p>3.139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34467536723164" calcext:value-type="float">
            <text:p>2.34468</text:p>
          </table:table-cell>
          <table:table-cell office:value-type="float" office:value="2.07508700564972" calcext:value-type="float">
            <text:p>2.07509</text:p>
          </table:table-cell>
          <table:table-cell office:value-type="float" office:value="2.6832073220339" calcext:value-type="float">
            <text:p>2.6832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33905523163842" calcext:value-type="float">
            <text:p>2.33906</text:p>
          </table:table-cell>
          <table:table-cell office:value-type="float" office:value="2.06118585310734" calcext:value-type="float">
            <text:p>2.06119</text:p>
          </table:table-cell>
          <table:table-cell office:value-type="float" office:value="2.60232894915254" calcext:value-type="float">
            <text:p>2.6023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3898564971751" calcext:value-type="float">
            <text:p>2.33899</text:p>
          </table:table-cell>
          <table:table-cell office:value-type="float" office:value="2.06548745762712" calcext:value-type="float">
            <text:p>2.06549</text:p>
          </table:table-cell>
          <table:table-cell office:value-type="float" office:value="2.65087105084746" calcext:value-type="float">
            <text:p>2.6508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3284786440678" calcext:value-type="float">
            <text:p>2.33285</text:p>
          </table:table-cell>
          <table:table-cell office:value-type="float" office:value="2.13973938983051" calcext:value-type="float">
            <text:p>2.13974</text:p>
          </table:table-cell>
          <table:table-cell office:value-type="float" office:value="2.85402142372881" calcext:value-type="float">
            <text:p>2.8540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152476836158" calcext:value-type="float">
            <text:p>2.19152</text:p>
          </table:table-cell>
          <table:table-cell office:value-type="float" office:value="2.32762262146893" calcext:value-type="float">
            <text:p>2.32762</text:p>
          </table:table-cell>
          <table:table-cell office:value-type="float" office:value="3.09745301694915" calcext:value-type="float">
            <text:p>3.0974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739181920904" calcext:value-type="float">
            <text:p>2.32739</text:p>
          </table:table-cell>
          <table:table-cell office:value-type="float" office:value="2.09818616949153" calcext:value-type="float">
            <text:p>2.09819</text:p>
          </table:table-cell>
          <table:table-cell office:value-type="float" office:value="2.76417301694915" calcext:value-type="float">
            <text:p>2.7641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241304180791" calcext:value-type="float">
            <text:p>2.32413</text:p>
          </table:table-cell>
          <table:table-cell office:value-type="float" office:value="2.15499810169492" calcext:value-type="float">
            <text:p>2.155</text:p>
          </table:table-cell>
          <table:table-cell office:value-type="float" office:value="2.92866603389831" calcext:value-type="float">
            <text:p>2.9286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565012429379" calcext:value-type="float">
            <text:p>2.31565</text:p>
          </table:table-cell>
          <table:table-cell office:value-type="float" office:value="2.17765136723164" calcext:value-type="float">
            <text:p>2.17765</text:p>
          </table:table-cell>
          <table:table-cell office:value-type="float" office:value="2.92214969491525" calcext:value-type="float">
            <text:p>2.9221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437303954802" calcext:value-type="float">
            <text:p>2.31437</text:p>
          </table:table-cell>
          <table:table-cell office:value-type="float" office:value="2.18312049717514" calcext:value-type="float">
            <text:p>2.18312</text:p>
          </table:table-cell>
          <table:table-cell office:value-type="float" office:value="2.9231126779661" calcext:value-type="float">
            <text:p>2.9231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882302824859" calcext:value-type="float">
            <text:p>2.30882</text:p>
          </table:table-cell>
          <table:table-cell office:value-type="float" office:value="2.12580449717514" calcext:value-type="float">
            <text:p>2.1258</text:p>
          </table:table-cell>
          <table:table-cell office:value-type="float" office:value="2.62092447457627" calcext:value-type="float">
            <text:p>2.6209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30442989830509" calcext:value-type="float">
            <text:p>2.30443</text:p>
          </table:table-cell>
          <table:table-cell office:value-type="float" office:value="2.18629385310734" calcext:value-type="float">
            <text:p>2.18629</text:p>
          </table:table-cell>
          <table:table-cell office:value-type="float" office:value="2.88132311864407" calcext:value-type="float">
            <text:p>2.8813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062433898305" calcext:value-type="float">
            <text:p>2.23062</text:p>
          </table:table-cell>
          <table:table-cell office:value-type="float" office:value="2.30088818079096" calcext:value-type="float">
            <text:p>2.30089</text:p>
          </table:table-cell>
          <table:table-cell office:value-type="float" office:value="3.11349288135593" calcext:value-type="float">
            <text:p>3.1134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801835028249" calcext:value-type="float">
            <text:p>2.20802</text:p>
          </table:table-cell>
          <table:table-cell office:value-type="float" office:value="2.29377880225989" calcext:value-type="float">
            <text:p>2.29378</text:p>
          </table:table-cell>
          <table:table-cell office:value-type="float" office:value="2.96765369491525" calcext:value-type="float">
            <text:p>2.9676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099163841808" calcext:value-type="float">
            <text:p>2.29099</text:p>
          </table:table-cell>
          <table:table-cell office:value-type="float" office:value="2.13229039548023" calcext:value-type="float">
            <text:p>2.13229</text:p>
          </table:table-cell>
          <table:table-cell office:value-type="float" office:value="2.77630698305085" calcext:value-type="float">
            <text:p>2.7763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373181920904" calcext:value-type="float">
            <text:p>2.28373</text:p>
          </table:table-cell>
          <table:table-cell office:value-type="float" office:value="2.14102718644068" calcext:value-type="float">
            <text:p>2.14103</text:p>
          </table:table-cell>
          <table:table-cell office:value-type="float" office:value="2.62503240677966" calcext:value-type="float">
            <text:p>2.6250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936338983051" calcext:value-type="float">
            <text:p>2.27936</text:p>
          </table:table-cell>
          <table:table-cell office:value-type="float" office:value="2.17183197740113" calcext:value-type="float">
            <text:p>2.17183</text:p>
          </table:table-cell>
          <table:table-cell office:value-type="float" office:value="2.73193111864407" calcext:value-type="float">
            <text:p>2.7319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73891299435" calcext:value-type="float">
            <text:p>2.27739</text:p>
          </table:table-cell>
          <table:table-cell office:value-type="float" office:value="2.19883692655367" calcext:value-type="float">
            <text:p>2.19884</text:p>
          </table:table-cell>
          <table:table-cell office:value-type="float" office:value="2.96013179661017" calcext:value-type="float">
            <text:p>2.9601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7540757062147" calcext:value-type="float">
            <text:p>2.27541</text:p>
          </table:table-cell>
          <table:table-cell office:value-type="float" office:value="2.27841096045198" calcext:value-type="float">
            <text:p>2.27841</text:p>
          </table:table-cell>
          <table:table-cell office:value-type="float" office:value="3.12921301694915" calcext:value-type="float">
            <text:p>3.1292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747181920904" calcext:value-type="float">
            <text:p>2.26747</text:p>
          </table:table-cell>
          <table:table-cell office:value-type="float" office:value="2.19776831638418" calcext:value-type="float">
            <text:p>2.19777</text:p>
          </table:table-cell>
          <table:table-cell office:value-type="float" office:value="2.89604908474576" calcext:value-type="float">
            <text:p>2.8960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456470056497" calcext:value-type="float">
            <text:p>2.23456</text:p>
          </table:table-cell>
          <table:table-cell office:value-type="float" office:value="2.25589407909605" calcext:value-type="float">
            <text:p>2.25589</text:p>
          </table:table-cell>
          <table:table-cell office:value-type="float" office:value="3.08152352542373" calcext:value-type="float">
            <text:p>3.0815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296813559322" calcext:value-type="float">
            <text:p>2.25297</text:p>
          </table:table-cell>
          <table:table-cell office:value-type="float" office:value="2.13336937853107" calcext:value-type="float">
            <text:p>2.13337</text:p>
          </table:table-cell>
          <table:table-cell office:value-type="float" office:value="2.73085206779661" calcext:value-type="float">
            <text:p>2.7308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5266146892655" calcext:value-type="float">
            <text:p>2.25266</text:p>
          </table:table-cell>
          <table:table-cell office:value-type="float" office:value="2.2588006779661" calcext:value-type="float">
            <text:p>2.2588</text:p>
          </table:table-cell>
          <table:table-cell office:value-type="float" office:value="2.99638101694915" calcext:value-type="float">
            <text:p>2.9963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8451224858757" calcext:value-type="float">
            <text:p>2.28451</text:p>
          </table:table-cell>
          <table:table-cell office:value-type="float" office:value="2.25177993220339" calcext:value-type="float">
            <text:p>2.25178</text:p>
          </table:table-cell>
          <table:table-cell office:value-type="float" office:value="3.03959240677966" calcext:value-type="float">
            <text:p>3.0395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046259887006" calcext:value-type="float">
            <text:p>2.25046</text:p>
          </table:table-cell>
          <table:table-cell office:value-type="float" office:value="2.22655480225989" calcext:value-type="float">
            <text:p>2.22655</text:p>
          </table:table-cell>
          <table:table-cell office:value-type="float" office:value="2.88117288135593" calcext:value-type="float">
            <text:p>2.8811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883968361582" calcext:value-type="float">
            <text:p>2.24884</text:p>
          </table:table-cell>
          <table:table-cell office:value-type="float" office:value="2.25263007909605" calcext:value-type="float">
            <text:p>2.25263</text:p>
          </table:table-cell>
          <table:table-cell office:value-type="float" office:value="2.86269722033898" calcext:value-type="float">
            <text:p>2.862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302811299435" calcext:value-type="float">
            <text:p>2.21303</text:p>
          </table:table-cell>
          <table:table-cell office:value-type="float" office:value="2.24858280225989" calcext:value-type="float">
            <text:p>2.24858</text:p>
          </table:table-cell>
          <table:table-cell office:value-type="float" office:value="2.79944216949153" calcext:value-type="float">
            <text:p>2.7994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556775141243" calcext:value-type="float">
            <text:p>2.24557</text:p>
          </table:table-cell>
          <table:table-cell office:value-type="float" office:value="2.18929656497175" calcext:value-type="float">
            <text:p>2.1893</text:p>
          </table:table-cell>
          <table:table-cell office:value-type="float" office:value="2.83366671186441" calcext:value-type="float">
            <text:p>2.8336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239068926554" calcext:value-type="float">
            <text:p>2.23239</text:p>
          </table:table-cell>
          <table:table-cell office:value-type="float" office:value="2.24286763841808" calcext:value-type="float">
            <text:p>2.24287</text:p>
          </table:table-cell>
          <table:table-cell office:value-type="float" office:value="3.00766318644068" calcext:value-type="float">
            <text:p>3.0076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184481355932" calcext:value-type="float">
            <text:p>2.24184</text:p>
          </table:table-cell>
          <table:table-cell office:value-type="float" office:value="2.28607396610169" calcext:value-type="float">
            <text:p>2.28607</text:p>
          </table:table-cell>
          <table:table-cell office:value-type="float" office:value="3.10222372881356" calcext:value-type="float">
            <text:p>3.1022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055837288136" calcext:value-type="float">
            <text:p>2.24056</text:p>
          </table:table-cell>
          <table:table-cell office:value-type="float" office:value="2.26679701694915" calcext:value-type="float">
            <text:p>2.2668</text:p>
          </table:table-cell>
          <table:table-cell office:value-type="float" office:value="2.95999322033898" calcext:value-type="float">
            <text:p>2.9599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3958833898305" calcext:value-type="float">
            <text:p>2.23959</text:p>
          </table:table-cell>
          <table:table-cell office:value-type="float" office:value="2.27145884745763" calcext:value-type="float">
            <text:p>2.27146</text:p>
          </table:table-cell>
          <table:table-cell office:value-type="float" office:value="3.05744949152542" calcext:value-type="float">
            <text:p>3.0574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365629378531" calcext:value-type="float">
            <text:p>2.23366</text:p>
          </table:table-cell>
          <table:table-cell office:value-type="float" office:value="2.21076488135593" calcext:value-type="float">
            <text:p>2.21076</text:p>
          </table:table-cell>
          <table:table-cell office:value-type="float" office:value="2.92602657627119" calcext:value-type="float">
            <text:p>2.9260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295374011299" calcext:value-type="float">
            <text:p>2.23295</text:p>
          </table:table-cell>
          <table:table-cell office:value-type="float" office:value="2.30479396610169" calcext:value-type="float">
            <text:p>2.30479</text:p>
          </table:table-cell>
          <table:table-cell office:value-type="float" office:value="2.93114901694915" calcext:value-type="float">
            <text:p>2.9311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913493785311" calcext:value-type="float">
            <text:p>2.22913</text:p>
          </table:table-cell>
          <table:table-cell office:value-type="float" office:value="2.24604815819209" calcext:value-type="float">
            <text:p>2.24605</text:p>
          </table:table-cell>
          <table:table-cell office:value-type="float" office:value="2.90967430508475" calcext:value-type="float">
            <text:p>2.9096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871351412429" calcext:value-type="float">
            <text:p>2.22871</text:p>
          </table:table-cell>
          <table:table-cell office:value-type="float" office:value="2.25902809039548" calcext:value-type="float">
            <text:p>2.25903</text:p>
          </table:table-cell>
          <table:table-cell office:value-type="float" office:value="2.97107362711864" calcext:value-type="float">
            <text:p>2.9710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857538983051" calcext:value-type="float">
            <text:p>2.22858</text:p>
          </table:table-cell>
          <table:table-cell office:value-type="float" office:value="2.21860861016949" calcext:value-type="float">
            <text:p>2.21861</text:p>
          </table:table-cell>
          <table:table-cell office:value-type="float" office:value="2.7892393220339" calcext:value-type="float">
            <text:p>2.7892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2708133333333" calcext:value-type="float">
            <text:p>2.22708</text:p>
          </table:table-cell>
          <table:table-cell office:value-type="float" office:value="2.25152393220339" calcext:value-type="float">
            <text:p>2.25152</text:p>
          </table:table-cell>
          <table:table-cell office:value-type="float" office:value="2.93883796610169" calcext:value-type="float">
            <text:p>2.9388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260317740113" calcext:value-type="float">
            <text:p>2.22603</text:p>
          </table:table-cell>
          <table:table-cell office:value-type="float" office:value="2.29919120903955" calcext:value-type="float">
            <text:p>2.29919</text:p>
          </table:table-cell>
          <table:table-cell office:value-type="float" office:value="3.22714413559322" calcext:value-type="float">
            <text:p>3.2271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59322259887" calcext:value-type="float">
            <text:p>2.22593</text:p>
          </table:table-cell>
          <table:table-cell office:value-type="float" office:value="2.32076465536723" calcext:value-type="float">
            <text:p>2.32076</text:p>
          </table:table-cell>
          <table:table-cell office:value-type="float" office:value="2.99625925423729" calcext:value-type="float">
            <text:p>2.9962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254404519774" calcext:value-type="float">
            <text:p>2.22254</text:p>
          </table:table-cell>
          <table:table-cell office:value-type="float" office:value="2.22674144632768" calcext:value-type="float">
            <text:p>2.22674</text:p>
          </table:table-cell>
          <table:table-cell office:value-type="float" office:value="2.85531091525424" calcext:value-type="float">
            <text:p>2.8553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2127251977401" calcext:value-type="float">
            <text:p>2.22127</text:p>
          </table:table-cell>
          <table:table-cell office:value-type="float" office:value="2.22146596610169" calcext:value-type="float">
            <text:p>2.22147</text:p>
          </table:table-cell>
          <table:table-cell office:value-type="float" office:value="2.90673166101695" calcext:value-type="float">
            <text:p>2.9067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237561581921" calcext:value-type="float">
            <text:p>2.21238</text:p>
          </table:table-cell>
          <table:table-cell office:value-type="float" office:value="2.30354804519774" calcext:value-type="float">
            <text:p>2.30355</text:p>
          </table:table-cell>
          <table:table-cell office:value-type="float" office:value="2.97954711864407" calcext:value-type="float">
            <text:p>2.9795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026650847458" calcext:value-type="float">
            <text:p>2.21027</text:p>
          </table:table-cell>
          <table:table-cell office:value-type="float" office:value="2.30667588700565" calcext:value-type="float">
            <text:p>2.30668</text:p>
          </table:table-cell>
          <table:table-cell office:value-type="float" office:value="2.95621857627119" calcext:value-type="float">
            <text:p>2.9562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835369491525" calcext:value-type="float">
            <text:p>2.20835</text:p>
          </table:table-cell>
          <table:table-cell office:value-type="float" office:value="2.31000680225989" calcext:value-type="float">
            <text:p>2.31001</text:p>
          </table:table-cell>
          <table:table-cell office:value-type="float" office:value="3.08053044067797" calcext:value-type="float">
            <text:p>3.0805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0787975141243" calcext:value-type="float">
            <text:p>2.20788</text:p>
          </table:table-cell>
          <table:table-cell office:value-type="float" office:value="2.31643331073446" calcext:value-type="float">
            <text:p>2.31643</text:p>
          </table:table-cell>
          <table:table-cell office:value-type="float" office:value="3.15230779661017" calcext:value-type="float">
            <text:p>3.1523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2296463276836" calcext:value-type="float">
            <text:p>2.22296</text:p>
          </table:table-cell>
          <table:table-cell office:value-type="float" office:value="2.20493457627119" calcext:value-type="float">
            <text:p>2.20493</text:p>
          </table:table-cell>
          <table:table-cell office:value-type="float" office:value="2.82600515254237" calcext:value-type="float">
            <text:p>2.8260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0037396610169" calcext:value-type="float">
            <text:p>2.20037</text:p>
          </table:table-cell>
          <table:table-cell office:value-type="float" office:value="2.15091328813559" calcext:value-type="float">
            <text:p>2.15091</text:p>
          </table:table-cell>
          <table:table-cell office:value-type="float" office:value="2.60596230508475" calcext:value-type="float">
            <text:p>2.6059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9721911864407" calcext:value-type="float">
            <text:p>2.19722</text:p>
          </table:table-cell>
          <table:table-cell office:value-type="float" office:value="2.1549106440678" calcext:value-type="float">
            <text:p>2.15491</text:p>
          </table:table-cell>
          <table:table-cell office:value-type="float" office:value="2.64362603389831" calcext:value-type="float">
            <text:p>2.6436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303633898305" calcext:value-type="float">
            <text:p>2.19304</text:p>
          </table:table-cell>
          <table:table-cell office:value-type="float" office:value="2.3659378079096" calcext:value-type="float">
            <text:p>2.36594</text:p>
          </table:table-cell>
          <table:table-cell office:value-type="float" office:value="3.24014372881356" calcext:value-type="float">
            <text:p>3.2401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1320759322034" calcext:value-type="float">
            <text:p>2.31321</text:p>
          </table:table-cell>
          <table:table-cell office:value-type="float" office:value="2.17691211299435" calcext:value-type="float">
            <text:p>2.17691</text:p>
          </table:table-cell>
          <table:table-cell office:value-type="float" office:value="2.87513627118644" calcext:value-type="float">
            <text:p>2.8751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944216949153" calcext:value-type="float">
            <text:p>2.31944</text:p>
          </table:table-cell>
          <table:table-cell office:value-type="float" office:value="2.16546363841808" calcext:value-type="float">
            <text:p>2.16546</text:p>
          </table:table-cell>
          <table:table-cell office:value-type="float" office:value="2.82826142372881" calcext:value-type="float">
            <text:p>2.8282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529150282486" calcext:value-type="float">
            <text:p>2.24529</text:p>
          </table:table-cell>
          <table:table-cell office:value-type="float" office:value="2.15309251977401" calcext:value-type="float">
            <text:p>2.15309</text:p>
          </table:table-cell>
          <table:table-cell office:value-type="float" office:value="2.80731037288136" calcext:value-type="float">
            <text:p>2.8073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309188700565" calcext:value-type="float">
            <text:p>2.13309</text:p>
          </table:table-cell>
          <table:table-cell office:value-type="float" office:value="2.50418296045198" calcext:value-type="float">
            <text:p>2.50418</text:p>
          </table:table-cell>
          <table:table-cell office:value-type="float" office:value="3.31827986440678" calcext:value-type="float">
            <text:p>3.3182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039925423729" calcext:value-type="float">
            <text:p>2.1304</text:p>
          </table:table-cell>
          <table:table-cell office:value-type="float" office:value="2.43737846327684" calcext:value-type="float">
            <text:p>2.43738</text:p>
          </table:table-cell>
          <table:table-cell office:value-type="float" office:value="3.28739091525424" calcext:value-type="float">
            <text:p>3.2873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384011299435" calcext:value-type="float">
            <text:p>2.11384</text:p>
          </table:table-cell>
          <table:table-cell office:value-type="float" office:value="2.40827039548023" calcext:value-type="float">
            <text:p>2.40827</text:p>
          </table:table-cell>
          <table:table-cell office:value-type="float" office:value="3.06486833898305" calcext:value-type="float">
            <text:p>3.0648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11077383050847" calcext:value-type="float">
            <text:p>2.11077</text:p>
          </table:table-cell>
          <table:table-cell office:value-type="float" office:value="2.41210038418079" calcext:value-type="float">
            <text:p>2.4121</text:p>
          </table:table-cell>
          <table:table-cell office:value-type="float" office:value="3.10708366101695" calcext:value-type="float">
            <text:p>3.1070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326009039548" calcext:value-type="float">
            <text:p>2.31326</text:p>
          </table:table-cell>
          <table:table-cell office:value-type="float" office:value="2.10857398870056" calcext:value-type="float">
            <text:p>2.10857</text:p>
          </table:table-cell>
          <table:table-cell office:value-type="float" office:value="2.75316501694915" calcext:value-type="float">
            <text:p>2.7531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4" calcext:value-type="float">
            <text:p>4</text:p>
          </table:table-cell>
          <table:table-cell table:formula="of:=SUM([.B1:.B5])" office:value-type="float" office:value="4" calcext:value-type="float">
            <text:p>4</text:p>
          </table:table-cell>
          <table:table-cell table:formula="of:=SUM([.C1:.C5])" office:value-type="float" office:value="4" calcext:value-type="float">
            <text:p>4</text:p>
          </table:table-cell>
          <table:table-cell table:formula="of:=SUM([.D1:.D5])" office:value-type="float" office:value="2" calcext:value-type="float">
            <text:p>2</text:p>
          </table:table-cell>
          <table:table-cell table:formula="of:=SUM([.E1:.E5])" office:value-type="float" office:value="3" calcext:value-type="float">
            <text:p>3</text:p>
          </table:table-cell>
          <table:table-cell table:formula="of:=SUM([.F1:.F5])" office:value-type="float" office:value="3" calcext:value-type="float">
            <text:p>3</text:p>
          </table:table-cell>
          <table:table-cell table:formula="of:=SUM([.G1:.G5])" office:value-type="float" office:value="2" calcext:value-type="float">
            <text:p>2</text:p>
          </table:table-cell>
          <table:table-cell table:formula="of:=SUM([.H1:.H5])" office:value-type="float" office:value="4" calcext:value-type="float">
            <text:p>4</text:p>
          </table:table-cell>
          <table:table-cell table:formula="of:=SUM([.I1:.I5])" office:value-type="float" office:value="0" calcext:value-type="float">
            <text:p>0</text:p>
          </table:table-cell>
          <table:table-cell table:formula="of:=SUM([.J1:.J5])" office:value-type="float" office:value="4" calcext:value-type="float">
            <text:p>4</text:p>
          </table:table-cell>
          <table:table-cell table:formula="of:=SUM([.K1:.K5])" office:value-type="float" office:value="1" calcext:value-type="float">
            <text:p>1</text:p>
          </table:table-cell>
          <table:table-cell table:formula="of:=SUM([.L1:.L5])" office:value-type="float" office:value="4" calcext:value-type="float">
            <text:p>4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4" calcext:value-type="float">
            <text:p>4</text:p>
          </table:table-cell>
          <table:table-cell table:formula="of:=SUM([.O1:.O5])" office:value-type="float" office:value="1" calcext:value-type="float">
            <text:p>1</text:p>
          </table:table-cell>
          <table:table-cell table:formula="of:=SUM([.P1:.P5])" office:value-type="float" office:value="3" calcext:value-type="float">
            <text:p>3</text:p>
          </table:table-cell>
          <table:table-cell table:formula="of:=SUM([.Q1:.Q5])" office:value-type="float" office:value="3" calcext:value-type="float">
            <text:p>3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1" calcext:value-type="float">
            <text:p>1</text:p>
          </table:table-cell>
          <table:table-cell table:formula="of:=SUM([.T1:.T5])" office:value-type="float" office:value="1" calcext:value-type="float">
            <text:p>1</text:p>
          </table:table-cell>
          <table:table-cell table:formula="of:=SUM([.U1:.U5])" office:value-type="float" office:value="1" calcext:value-type="float">
            <text:p>1</text:p>
          </table:table-cell>
          <table:table-cell table:formula="of:=SUM([.V1:.V5])" office:value-type="float" office:value="2" calcext:value-type="float">
            <text:p>2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3" calcext:value-type="float">
            <text:p>3</text:p>
          </table:table-cell>
          <table:table-cell table:formula="of:=SUM([.Y1:.Y5])" office:value-type="float" office:value="4" calcext:value-type="float">
            <text:p>4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2" calcext:value-type="float">
            <text:p>2</text:p>
          </table:table-cell>
          <table:table-cell table:formula="of:=SUM([.AB1:.AB5])" office:value-type="float" office:value="4" calcext:value-type="float">
            <text:p>4</text:p>
          </table:table-cell>
          <table:table-cell table:formula="of:=SUM([.AC1:.AC5])" office:value-type="float" office:value="2" calcext:value-type="float">
            <text:p>2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0" calcext:value-type="float">
            <text:p>0</text:p>
          </table:table-cell>
          <table:table-cell table:formula="of:=SUM([.AF1:.AF5])" office:value-type="float" office:value="1" calcext:value-type="float">
            <text:p>1</text:p>
          </table:table-cell>
          <table:table-cell table:formula="of:=SUM([.AG1:.AG5])" office:value-type="float" office:value="1" calcext:value-type="float">
            <text:p>1</text:p>
          </table:table-cell>
          <table:table-cell table:formula="of:=SUM([.AH1:.AH5])" office:value-type="float" office:value="4" calcext:value-type="float">
            <text:p>4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3" calcext:value-type="float">
            <text:p>3</text:p>
          </table:table-cell>
          <table:table-cell table:formula="of:=SUM([.AK1:.AK5])" office:value-type="float" office:value="3" calcext:value-type="float">
            <text:p>3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4" calcext:value-type="float">
            <text:p>4</text:p>
          </table:table-cell>
          <table:table-cell table:formula="of:=SUM([.AN1:.AN5])" office:value-type="float" office:value="2" calcext:value-type="float">
            <text:p>2</text:p>
          </table:table-cell>
          <table:table-cell table:formula="of:=SUM([.AO1:.AO5])" office:value-type="float" office:value="2" calcext:value-type="float">
            <text:p>2</text:p>
          </table:table-cell>
          <table:table-cell table:formula="of:=SUM([.AP1:.AP5])" office:value-type="float" office:value="2" calcext:value-type="float">
            <text:p>2</text:p>
          </table:table-cell>
          <table:table-cell table:formula="of:=SUM([.AQ1:.AQ5])" office:value-type="float" office:value="3" calcext:value-type="float">
            <text:p>3</text:p>
          </table:table-cell>
          <table:table-cell table:formula="of:=SUM([.AR1:.AR5])" office:value-type="float" office:value="1" calcext:value-type="float">
            <text:p>1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4" calcext:value-type="float">
            <text:p>4</text:p>
          </table:table-cell>
          <table:table-cell table:formula="of:=SUM([.AU1:.AU5])" office:value-type="float" office:value="2" calcext:value-type="float">
            <text:p>2</text:p>
          </table:table-cell>
          <table:table-cell table:formula="of:=SUM([.AV1:.AV5])" office:value-type="float" office:value="3" calcext:value-type="float">
            <text:p>3</text:p>
          </table:table-cell>
          <table:table-cell table:formula="of:=SUM([.AW1:.AW5])" office:value-type="float" office:value="4" calcext:value-type="float">
            <text:p>4</text:p>
          </table:table-cell>
          <table:table-cell table:formula="of:=SUM([.AX1:.AX5])" office:value-type="float" office:value="2" calcext:value-type="float">
            <text:p>2</text:p>
          </table:table-cell>
          <table:table-cell table:formula="of:=SUM([.AY1:.AY5])" office:value-type="float" office:value="1" calcext:value-type="float">
            <text:p>1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3" calcext:value-type="float">
            <text:p>3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1" calcext:value-type="float">
            <text:p>1</text:p>
          </table:table-cell>
          <table:table-cell table:formula="of:=SUM([.BD1:.BD5])" office:value-type="float" office:value="2" calcext:value-type="float">
            <text:p>2</text:p>
          </table:table-cell>
          <table:table-cell table:formula="of:=SUM([.BE1:.BE5])" office:value-type="float" office:value="4" calcext:value-type="float">
            <text:p>4</text:p>
          </table:table-cell>
          <table:table-cell table:formula="of:=SUM([.BF1:.BF5])" office:value-type="float" office:value="1" calcext:value-type="float">
            <text:p>1</text:p>
          </table:table-cell>
          <table:table-cell table:formula="of:=SUM([.BG1:.BG5])" office:value-type="float" office:value="4" calcext:value-type="float">
            <text:p>4</text:p>
          </table:table-cell>
          <table:table-cell table:formula="of:=SUM([.BH1:.BH5])" office:value-type="float" office:value="4" calcext:value-type="float">
            <text:p>4</text:p>
          </table:table-cell>
          <table:table-cell table:formula="of:=SUM([.BI1:.BI5])" office:value-type="float" office:value="1" calcext:value-type="float">
            <text:p>1</text:p>
          </table:table-cell>
          <table:table-cell table:formula="of:=SUM([.BJ1:.BJ5])" office:value-type="float" office:value="2" calcext:value-type="float">
            <text:p>2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3" calcext:value-type="float">
            <text:p>3</text:p>
          </table:table-cell>
          <table:table-cell table:formula="of:=SUM([.BM1:.BM5])" office:value-type="float" office:value="2" calcext:value-type="float">
            <text:p>2</text:p>
          </table:table-cell>
          <table:table-cell table:formula="of:=SUM([.BN1:.BN5])" office:value-type="float" office:value="2" calcext:value-type="float">
            <text:p>2</text:p>
          </table:table-cell>
          <table:table-cell table:formula="of:=SUM([.BO1:.BO5])" office:value-type="float" office:value="3" calcext:value-type="float">
            <text:p>3</text:p>
          </table:table-cell>
          <table:table-cell table:formula="of:=SUM([.BP1:.BP5])" office:value-type="float" office:value="4" calcext:value-type="float">
            <text:p>4</text:p>
          </table:table-cell>
          <table:table-cell table:formula="of:=SUM([.BQ1:.BQ5])" office:value-type="float" office:value="4" calcext:value-type="float">
            <text:p>4</text:p>
          </table:table-cell>
          <table:table-cell table:formula="of:=SUM([.BR1:.BR5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1"/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21:07:59.931253636</dc:date>
    <meta:document-statistic meta:table-count="1" meta:cell-count="4636" meta:object-count="0"/>
    <meta:generator>LibreOffice/4.2.8.2$Linux_X86_64 LibreOffice_project/420m0$Build-2</meta:generator>
  </office:meta>
</office:document-meta>
</file>